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256in"/>
    </style:style>
    <style:style style:name="co3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transparent"/>
    </style:style>
    <style:style style:name="ce2" style:family="table-cell" style:parent-style-name="Default" style:data-style-name="N129"/>
    <style:style style:name="ce3" style:family="table-cell" style:parent-style-name="Default" style:data-style-name="N129">
      <style:table-cell-properties fo:background-color="#00a933"/>
    </style:style>
    <style:style style:name="ce11" style:family="table-cell" style:parent-style-name="Default" style:data-style-name="N129">
      <style:table-cell-properties fo:background-color="transparent"/>
    </style:style>
    <style:style style:name="ce4" style:family="table-cell" style:parent-style-name="Default" style:data-style-name="N123"/>
    <style:style style:name="ce5" style:family="table-cell" style:parent-style-name="Default" style:data-style-name="N123">
      <style:table-cell-properties fo:background-color="#00a933"/>
    </style:style>
    <style:style style:name="ce14" style:family="table-cell" style:parent-style-name="Default" style:data-style-name="N123">
      <style:table-cell-properties fo:background-color="transparent"/>
    </style:style>
    <style:style style:name="ce6" style:family="table-cell" style:parent-style-name="Default" style:data-style-name="N12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ce2"/>
        <table:table-column table:style-name="co1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ase number</text:p>
          </table:table-cell>
          <table:table-cell office:value-type="string" calcext:value-type="string">
            <text:p>Goal Re_tau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Re_tau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09438414" calcext:value-type="float">
            <text:p>0.00009438414</text:p>
          </table:table-cell>
          <table:table-cell office:value-type="float" office:value="31.5044" calcext:value-type="float">
            <text:p>31.50440</text:p>
          </table:table-cell>
          <table:table-cell table:formula="of:=[.C2]/SQRT([.D2]) * SQRT(ABS([.E2]))" office:value-type="float" office:value="577.744866052534" calcext:value-type="float">
            <text:p>577.744866052534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0.00001000000</text:p>
          </table:table-cell>
          <table:table-cell office:value-type="float" office:value="180.727" calcext:value-type="float">
            <text:p>180.72700</text:p>
          </table:table-cell>
          <table:table-cell table:formula="of:=[.C3]/SQRT([.D3]) * SQRT(ABS([.E3]))" office:value-type="float" office:value="4251.19983063605" calcext:value-type="float">
            <text:p>4251.19983063605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0000000</text:p>
          </table:table-cell>
          <table:table-cell office:value-type="float" office:value="30.1553" calcext:value-type="float">
            <text:p>30.15530</text:p>
          </table:table-cell>
          <table:table-cell table:formula="of:=[.C4]/SQRT([.D4]) * SQRT(ABS([.E4]))" office:value-type="float" office:value="549.138416066478" calcext:value-type="float">
            <text:p>549.138416066478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.0003" calcext:value-type="float">
            <text:p>0.00030000000</text:p>
          </table:table-cell>
          <table:table-cell office:value-type="float" office:value="12.7947" calcext:value-type="float">
            <text:p>12.79470</text:p>
          </table:table-cell>
          <table:table-cell table:formula="of:=[.C5]/SQRT([.D5]) * SQRT(ABS([.E5]))" office:value-type="float" office:value="206.516343178936" calcext:value-type="float">
            <text:p>206.516343178936</text:p>
          </table:table-cell>
          <table:table-cell/>
          <table:table-cell table:style-name="ce6" table:number-columns-repeated="2"/>
          <table:table-cell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0035" calcext:value-type="float">
            <text:p>0.00035000000</text:p>
          </table:table-cell>
          <table:table-cell table:style-name="ce5" office:value-type="float" office:value="11.3444" calcext:value-type="float">
            <text:p>11.34440</text:p>
          </table:table-cell>
          <table:table-cell table:style-name="ce1" table:formula="of:=[.C6]/SQRT([.D6]) * SQRT(ABS([.E6]))" office:value-type="float" office:value="180.034917248214" calcext:value-type="float">
            <text:p>180.034917248214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.0002" calcext:value-type="float">
            <text:p>0.00020000000</text:p>
          </table:table-cell>
          <table:table-cell office:value-type="float" office:value="17.7151" calcext:value-type="float">
            <text:p>17.71510</text:p>
          </table:table-cell>
          <table:table-cell table:formula="of:=[.C7]/SQRT([.D7]) * SQRT(ABS([.E7]))" office:value-type="float" office:value="297.616363797423" calcext:value-type="float">
            <text:p>297.61636379742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.00015" calcext:value-type="float">
            <text:p>0.00015000000</text:p>
          </table:table-cell>
          <table:table-cell office:value-type="float" office:value="22.1619" calcext:value-type="float">
            <text:p>22.16190</text:p>
          </table:table-cell>
          <table:table-cell table:formula="of:=[.C8]/SQRT([.D8]) * SQRT(ABS([.E8]))" office:value-type="float" office:value="384.377418691577" calcext:value-type="float">
            <text:p>384.377418691577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95" calcext:value-type="float">
            <text:p>395</text:p>
          </table:table-cell>
          <table:table-cell office:value-type="float" office:value="1" calcext:value-type="float">
            <text:p>1</text:p>
          </table:table-cell>
          <table:table-cell office:value-type="float" office:value="0.000149" calcext:value-type="float">
            <text:p>0.00014900000</text:p>
          </table:table-cell>
          <table:table-cell office:value-type="float" office:value="22.2758" calcext:value-type="float">
            <text:p>22.27580</text:p>
          </table:table-cell>
          <table:table-cell table:formula="of:=[.C9]/SQRT([.D9]) * SQRT(ABS([.E9]))" office:value-type="float" office:value="386.654902235597" calcext:value-type="float">
            <text:p>386.654902235597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00145" calcext:value-type="float">
            <text:p>0.00014500000</text:p>
          </table:table-cell>
          <table:table-cell table:style-name="ce5" office:value-type="float" office:value="22.7448" calcext:value-type="float">
            <text:p>22.74480</text:p>
          </table:table-cell>
          <table:table-cell table:style-name="ce1" table:formula="of:=[.C10]/SQRT([.D10]) * SQRT(ABS([.E10]))" office:value-type="float" office:value="396.056422312746" calcext:value-type="float">
            <text:p>396.056422312746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0.000099" calcext:value-type="float">
            <text:p>0.00009900000</text:p>
          </table:table-cell>
          <table:table-cell office:value-type="float" office:value="30.3856" calcext:value-type="float">
            <text:p>30.38560</text:p>
          </table:table-cell>
          <table:table-cell table:formula="of:=[.C11]/SQRT([.D11]) * SQRT(ABS([.E11]))" office:value-type="float" office:value="554.008350591625" calcext:value-type="float">
            <text:p>554.008350591625</text:p>
          </table:table-cell>
          <table:table-cell table:number-columns-repeated="4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000998" calcext:value-type="float">
            <text:p>0.00009980000</text:p>
          </table:table-cell>
          <table:table-cell table:style-name="ce5" office:value-type="float" office:value="30.2011" calcext:value-type="float">
            <text:p>30.20110</text:p>
          </table:table-cell>
          <table:table-cell table:style-name="ce1" table:formula="of:=[.C12]/SQRT([.D12]) * SQRT(ABS([.E12]))" office:value-type="float" office:value="550.105655728906" calcext:value-type="float">
            <text:p>550.105655728906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.00009" calcext:value-type="float">
            <text:p>0.00009000000</text:p>
          </table:table-cell>
          <table:table-cell office:value-type="float" office:value="32.6605" calcext:value-type="float">
            <text:p>32.66050</text:p>
          </table:table-cell>
          <table:table-cell table:formula="of:=[.C13]/SQRT([.D13]) * SQRT(ABS([.E13]))" office:value-type="float" office:value="602.407208161095" calcext:value-type="float">
            <text:p>602.407208161095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.00006" calcext:value-type="float">
            <text:p>0.00006000000</text:p>
          </table:table-cell>
          <table:table-cell office:value-type="float" office:value="44.4666" calcext:value-type="float">
            <text:p>44.46660</text:p>
          </table:table-cell>
          <table:table-cell table:formula="of:=[.C14]/SQRT([.D14]) * SQRT(ABS([.E14]))" office:value-type="float" office:value="860.877459340178" calcext:value-type="float">
            <text:p>860.87745934017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.00005" calcext:value-type="float">
            <text:p>0.00005000000</text:p>
          </table:table-cell>
          <table:table-cell office:value-type="float" office:value="51.1379" calcext:value-type="float">
            <text:p>51.13790</text:p>
          </table:table-cell>
          <table:table-cell table:formula="of:=[.C15]/SQRT([.D15]) * SQRT(ABS([.E15]))" office:value-type="float" office:value="1011.31498555099" calcext:value-type="float">
            <text:p>1011.3149855509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.000054" calcext:value-type="float">
            <text:p>0.00005400000</text:p>
          </table:table-cell>
          <table:table-cell office:value-type="float" office:value="48.2034" calcext:value-type="float">
            <text:p>48.20340</text:p>
          </table:table-cell>
          <table:table-cell table:formula="of:=[.C16]/SQRT([.D16]) * SQRT(ABS([.E16]))" office:value-type="float" office:value="944.804506527967" calcext:value-type="float">
            <text:p>944.80450652796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.0000535" calcext:value-type="float">
            <text:p>0.00005350000</text:p>
          </table:table-cell>
          <table:table-cell office:value-type="float" office:value="48.5486" calcext:value-type="float">
            <text:p>48.54860</text:p>
          </table:table-cell>
          <table:table-cell table:formula="of:=[.C17]/SQRT([.D17]) * SQRT(ABS([.E17]))" office:value-type="float" office:value="952.601945877563" calcext:value-type="float">
            <text:p>952.601945877563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000536" calcext:value-type="float">
            <text:p>0.00005360000</text:p>
          </table:table-cell>
          <table:table-cell table:style-name="ce5" office:value-type="float" office:value="48.4791" calcext:value-type="float">
            <text:p>48.47910</text:p>
          </table:table-cell>
          <table:table-cell table:style-name="ce1" table:formula="of:=[.C18]/SQRT([.D18]) * SQRT(ABS([.E18]))" office:value-type="float" office:value="951.031451054865" calcext:value-type="float">
            <text:p>951.031451054865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.0000507" calcext:value-type="float">
            <text:p>0.00005070000</text:p>
          </table:table-cell>
          <table:table-cell office:value-type="float" office:value="50.5944" calcext:value-type="float">
            <text:p>50.59440</text:p>
          </table:table-cell>
          <table:table-cell table:formula="of:=[.C19]/SQRT([.D19]) * SQRT(ABS([.E19]))" office:value-type="float" office:value="998.95803703825" calcext:value-type="float">
            <text:p>998.95803703825</text:p>
          </table:table-cell>
          <table:table-cell table:number-columns-repeated="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0005065" calcext:value-type="float">
            <text:p>0.00005065000</text:p>
          </table:table-cell>
          <table:table-cell table:style-name="ce5" office:value-type="float" office:value="50.6327" calcext:value-type="float">
            <text:p>50.63270</text:p>
          </table:table-cell>
          <table:table-cell table:style-name="ce1" table:formula="of:=[.C20]/SQRT([.D20]) * SQRT(ABS([.E20]))" office:value-type="float" office:value="999.829205552832" calcext:value-type="float">
            <text:p>999.829205552832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0005" calcext:value-type="float">
            <text:p>0.00000500000</text:p>
          </table:table-cell>
          <table:table-cell office:value-type="float" office:value="313.579" calcext:value-type="float">
            <text:p>313.57900</text:p>
          </table:table-cell>
          <table:table-cell table:formula="of:=[.C21]/SQRT([.D21]) * SQRT(ABS([.E21]))" office:value-type="float" office:value="7919.33077980709" calcext:value-type="float">
            <text:p>7919.3307798070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0009" calcext:value-type="float">
            <text:p>0.00000900000</text:p>
          </table:table-cell>
          <table:table-cell office:value-type="float" office:value="196.502" calcext:value-type="float">
            <text:p>196.50200</text:p>
          </table:table-cell>
          <table:table-cell table:formula="of:=[.C22]/SQRT([.D22]) * SQRT(ABS([.E22]))" office:value-type="float" office:value="4672.63903544406" calcext:value-type="float">
            <text:p>4672.63903544406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004" calcext:value-type="float">
            <text:p>0.00004000000</text:p>
          </table:table-cell>
          <table:table-cell office:value-type="float" office:value="60.7431" calcext:value-type="float">
            <text:p>60.74310</text:p>
          </table:table-cell>
          <table:table-cell table:formula="of:=[.C23]/SQRT([.D23]) * SQRT(ABS([.E23]))" office:value-type="float" office:value="1232.305765628" calcext:value-type="float">
            <text:p>1232.30576562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003" calcext:value-type="float">
            <text:p>0.00003000000</text:p>
          </table:table-cell>
          <table:table-cell office:value-type="float" office:value="75.9656" calcext:value-type="float">
            <text:p>75.96560</text:p>
          </table:table-cell>
          <table:table-cell table:formula="of:=[.C24]/SQRT([.D24]) * SQRT(ABS([.E24]))" office:value-type="float" office:value="1591.28459637699" calcext:value-type="float">
            <text:p>1591.28459637699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0018" calcext:value-type="float">
            <text:p>0.00001800000</text:p>
          </table:table-cell>
          <table:table-cell office:value-type="float" office:value="113.456" calcext:value-type="float">
            <text:p>113.45600</text:p>
          </table:table-cell>
          <table:table-cell table:formula="of:=[.C25]/SQRT([.D25]) * SQRT(ABS([.E25]))" office:value-type="float" office:value="2510.5997512768" calcext:value-type="float">
            <text:p>2510.5997512768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0.000024" calcext:value-type="float">
            <text:p>0.00002400000</text:p>
          </table:table-cell>
          <table:table-cell office:value-type="float" office:value="90.464" calcext:value-type="float">
            <text:p>90.46400</text:p>
          </table:table-cell>
          <table:table-cell table:formula="of:=[.C26]/SQRT([.D26]) * SQRT(ABS([.E26]))" office:value-type="float" office:value="1941.47710090367" calcext:value-type="float">
            <text:p>1941.47710090367</text:p>
          </table:table-cell>
          <table:table-cell table:number-columns-repeated="4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office:value-type="float" office:value="2000" calcext:value-type="float">
            <text:p>2000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0.000023" calcext:value-type="float">
            <text:p>0.00002300000</text:p>
          </table:table-cell>
          <table:table-cell table:style-name="ce14" office:value-type="float" office:value="93.5384" calcext:value-type="float">
            <text:p>93.53840</text:p>
          </table:table-cell>
          <table:table-cell table:style-name="ce8" table:formula="of:=[.C27]/SQRT([.D27]) * SQRT(ABS([.E27]))" office:value-type="float" office:value="2016.65241341232" calcext:value-type="float">
            <text:p>2016.65241341232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000232" calcext:value-type="float">
            <text:p>0.00002320000</text:p>
          </table:table-cell>
          <table:table-cell table:style-name="ce5" office:value-type="float" office:value="92.9043" calcext:value-type="float">
            <text:p>92.90430</text:p>
          </table:table-cell>
          <table:table-cell table:style-name="ce1" table:formula="of:=[.C28]/SQRT([.D28]) * SQRT(ABS([.E28]))" office:value-type="float" office:value="2001.12360679074" calcext:value-type="float">
            <text:p>2001.1236067907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float" office:value="0.0000095" calcext:value-type="float">
            <text:p>0.00000950000</text:p>
          </table:table-cell>
          <table:table-cell office:value-type="float" office:value="188.241" calcext:value-type="float">
            <text:p>188.24100</text:p>
          </table:table-cell>
          <table:table-cell table:formula="of:=[.C29]/SQRT([.D29]) * SQRT(ABS([.E29]))" office:value-type="float" office:value="4451.3865373907" calcext:value-type="float">
            <text:p>4451.386537390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float" office:value="0.0000085" calcext:value-type="float">
            <text:p>0.00000850000</text:p>
          </table:table-cell>
          <table:table-cell office:value-type="float" office:value="205.632" calcext:value-type="float">
            <text:p>205.63200</text:p>
          </table:table-cell>
          <table:table-cell table:formula="of:=[.C30]/SQRT([.D30]) * SQRT(ABS([.E30]))" office:value-type="float" office:value="4918.53636766061" calcext:value-type="float">
            <text:p>4918.53636766061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float" office:value="0.000008" calcext:value-type="float">
            <text:p>0.00000800000</text:p>
          </table:table-cell>
          <table:table-cell office:value-type="float" office:value="215.782" calcext:value-type="float">
            <text:p>215.78200</text:p>
          </table:table-cell>
          <table:table-cell table:formula="of:=[.C31]/SQRT([.D31]) * SQRT(ABS([.E31]))" office:value-type="float" office:value="5193.52962829712" calcext:value-type="float">
            <text:p>5193.52962829712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200" calcext:value-type="float">
            <text:p>5200</text:p>
          </table:table-cell>
          <table:table-cell office:value-type="float" office:value="1" calcext:value-type="float">
            <text:p>1</text:p>
          </table:table-cell>
          <table:table-cell office:value-type="float" office:value="0.0000079" calcext:value-type="float">
            <text:p>0.00000790000</text:p>
          </table:table-cell>
          <table:table-cell office:value-type="float" office:value="217.951" calcext:value-type="float">
            <text:p>217.95100</text:p>
          </table:table-cell>
          <table:table-cell table:formula="of:=[.C32]/SQRT([.D32]) * SQRT(ABS([.E32]))" office:value-type="float" office:value="5252.49789883016" calcext:value-type="float">
            <text:p>5252.49789883016</text:p>
          </table:table-cell>
          <table:table-cell table:number-columns-repeated="4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1" calcext:value-type="float">
            <text:p>1</text:p>
          </table:table-cell>
          <table:table-cell table:style-name="ce3" office:value-type="float" office:value="0.00000798" calcext:value-type="float">
            <text:p>0.00000798000</text:p>
          </table:table-cell>
          <table:table-cell table:style-name="ce5" office:value-type="float" office:value="216.212" calcext:value-type="float">
            <text:p>216.21200</text:p>
          </table:table-cell>
          <table:table-cell table:style-name="ce1" table:formula="of:=[.C33]/SQRT([.D33]) * SQRT(ABS([.E33]))" office:value-type="float" office:value="5205.21234811534" calcext:value-type="float">
            <text:p>5205.21234811534</text:p>
          </table:table-cell>
          <table:table-cell table:number-columns-repeated="4"/>
        </table:table-row>
        <table:table-row table:style-name="ro1" table:number-rows-repeated="104854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number:number-style style:name="N128">
      <number:number number:decimal-places="10" loext:min-decimal-places="10" number:min-integer-digits="1" number:grouping="true"/>
    </number:number-style>
    <number:number-style style:name="N129">
      <number:number number:decimal-places="11" loext:min-decimal-places="11" number:min-integer-digits="1" number:grouping="true"/>
    </number:number-style>
    <number:number-style style:name="N130">
      <number:number number:decimal-places="12" loext:min-decimal-places="12" number:min-integer-digits="1" number:grouping="true"/>
    </number:number-style>
    <number:number-style style:name="N131">
      <number:number number:decimal-places="13" loext:min-decimal-places="1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4">00/00/0000</text:date>, <text:time style:data-style-name="N2" text:time-value="19:40:10.2304352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12:30:49.283554538</meta:creation-date>
    <meta:generator>LibreOffice/6.4.7.2$Linux_X86_64 LibreOffice_project/40$Build-2</meta:generator>
    <dc:date>2021-06-14T20:29:04.131942915</dc:date>
    <meta:editing-duration>PT2H42M24S</meta:editing-duration>
    <meta:editing-cycles>10</meta:editing-cycles>
    <meta:document-statistic meta:table-count="1" meta:cell-count="198" meta:object-count="0"/>
  </office:meta>
</office:document-meta>
</file>